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000000" draw:textarea-vertical-align="middle"/>
    </style:style>
    <style:style style:name="P1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3.35cm" svg:height="0.287cm" draw:transform="rotate (-1.5707963267949) translate (2.75706695352725cm 2.399cm)" svg:viewBox="0 0 3351 288" svg:d="M0 5c387 1 777 33 1164 0 391-33 750 106 1129 142l388 70 388 71h282">
          <text:p/>
        </draw:path>
        <draw:path draw:style-name="gr1" draw:text-style-name="P1" draw:layer="layout" svg:width="5.203cm" svg:height="0.771cm" draw:transform="rotate (0.112748269678834) translate (1.58638329259117cm 2.28755342451855cm)" svg:viewBox="0 0 5204 772" svg:d="M0 5c355-26 704 49 1056 84 408 41 819 87 1226 139 374 47 748 80 1118 162 392 88 786 163 1181 241l347 74 276 67">
          <text:p/>
        </draw:path>
        <draw:path draw:style-name="gr1" draw:text-style-name="P1" draw:layer="layout" svg:width="2.894cm" svg:height="2.794cm" draw:transform="rotate (0.109606677025244) translate (4.92718195719147cm 3.39106123659881cm)" svg:viewBox="0 0 2895 2795" svg:d="M1014 887c369-46 730 108 1099 15 223-55 1273 104 506-406-317-211-725-239-1103-298-349-54-694-247-1045-186-484 83-550 706-400 1056 190 442 570 801 984 1066 341 219 705 404 1072 580l382 77 34 4">
          <text:p/>
        </draw:path>
        <draw:path draw:style-name="gr1" draw:text-style-name="P1" draw:layer="layout" svg:width="2.427cm" svg:height="1.74cm" draw:transform="rotate (-3.01819787547379) translate (10.9190614159703cm 5.40680694804243cm)" svg:viewBox="0 0 2428 1741" svg:d="M124 1731c408 60 795-159 1194-171 439-13 762-596 130-766-389-105-677-462-1068-560-1058-263 420-218 490-223 404-27 806 4 1208 8l350 43">
          <text:p/>
        </draw:path>
        <draw:path draw:style-name="gr1" draw:text-style-name="P1" draw:layer="layout" svg:width="4.159cm" svg:height="2.308cm" draw:transform="rotate (-1.3542009666224) translate (14.2730574983264cm 1.59512304982193cm)" svg:viewBox="0 0 4160 2309" svg:d="M0 2261c373-65 749-44 1122-6 406 41 810 60 1216 51 401-9 804-46 1205-60 455-16 701-510 591-882-122-414-251-825-377-1239l-81-125">
          <text:p/>
        </draw:path>
        <draw:path draw:style-name="gr1" draw:text-style-name="P1" draw:layer="layout" svg:width="1.974cm" svg:height="0.265cm" draw:transform="rotate (-3.14159265358979) translate (13.405cm 4.162cm)" svg:viewBox="0 0 1975 266" svg:d="M0 247c459 79 891-110 1340-142l353-70 282-35">
          <text:p/>
        </draw:path>
        <draw:path draw:style-name="gr1" draw:text-style-name="P1" draw:layer="layout" svg:width="2.648cm" svg:height="0.106cm" draw:transform="rotate (-1.37444678594553) translate (2.29838730722694cm 9.27692839796569cm)" svg:viewBox="0 0 2649 107" svg:d="M0 5c406-24 805 39 1210 62 369 20 738 37 1108 40l331-43">
          <text:p/>
        </draw:path>
        <draw:path draw:style-name="gr1" draw:text-style-name="P1" draw:layer="layout" svg:width="2.545cm" svg:height="2.641cm" draw:transform="rotate (0.198967534727354) translate (1.65185614647085cm 9.33756288676933cm)" svg:viewBox="0 0 2546 2642" svg:d="M219 19c452-90 880 155 1210 424 356 289 773 535 994 956 169 321 210 865-175 1045-353 165-763 198-1156 198l-387-42-394-7-311-63">
          <text:p/>
        </draw:path>
        <draw:path draw:style-name="gr1" draw:text-style-name="P1" draw:layer="layout" svg:width="1.53cm" svg:height="1.328cm" draw:transform="rotate (-1.6941911049109) translate (6.597cm 9.666cm)" svg:viewBox="0 0 1531 1329" svg:d="M428 1156c385-169 1103 458 1103 5-1-410-860 303-1068-294l-188-368-188-368-87-131">
          <text:p/>
        </draw:path>
        <draw:path draw:style-name="gr1" draw:text-style-name="P1" draw:layer="layout" svg:width="2.131cm" svg:height="2.421cm" draw:transform="rotate (-2.72306269896155) translate (10.089cm 11.465cm)" svg:viewBox="0 0 2132 2422" svg:d="M827 2221c389-8 868 120 1156-258 204-267 254-796-214-906-345-81-892-256-1018 204-103 377-578 1159-168 1161 451 2-59-817-118-1211l-133-484-178-466-154-261">
          <text:p/>
        </draw:path>
        <draw:path draw:style-name="gr1" draw:text-style-name="P1" draw:layer="layout" svg:width="2.675cm" svg:height="4.201cm" draw:transform="rotate (-1.21125850088406) translate (15.4147585378288cm 8.30053900369842cm)" svg:viewBox="0 0 2676 4202" svg:d="M0 4182c441-42 937 158 1313-185 268-244 533-587 505-941-35-439-1124-675-1062-286 69 428 853 6 1203-189 343-192 648-544 694-945 48-425 58-939-322-1251l-293-224-363-136-66-2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00:14:57.543000000</meta:creation-date>
    <dc:date>2021-01-31T00:16:26.530000000</dc:date>
    <meta:editing-duration>PT1M29S</meta:editing-duration>
    <meta:editing-cycles>1</meta:editing-cycles>
    <meta:document-statistic meta:object-count="11"/>
    <meta:generator>LibreOffice/5.2.5.1$Windows_x86 LibreOffice_project/0312e1a284a7d50ca85a365c316c7abbf20a4d22</meta:generator>
  </office:meta>
</office:document-meta>
</file>